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6e6e6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9"/>
          <table:table-cell table:style-name="ce1" table:number-columns-repeated="1016"/>
        </table:table-row>
        <table:table-row table:style-name="ro1">
          <table:table-cell office:value-type="string">
            <text:p>Andreas</text:p>
          </table:table-cell>
          <table:table-cell office:value-type="string">
            <text:p>HW RTL</text:p>
          </table:table-cell>
          <table:table-cell office:value-type="string">
            <text:p>abrokalakis@mhl.tuc.gr</text:p>
          </table:table-cell>
          <table:table-cell table:style-name="ce4" office:value-type="string">
            <text:p>AndreasBrok</text:p>
          </table:table-cell>
          <table:table-cell table:style-name="ce4" office:value-type="string">
            <text:p>?</text:p>
          </table:table-cell>
          <table:table-cell office:value-type="string">
            <text:p>Greece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office:value-type="string">
            <text:p>Ajit</text:p>
          </table:table-cell>
          <table:table-cell office:value-type="string">
            <text:p>HW RTL</text:p>
          </table:table-cell>
          <table:table-cell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Ajit Kumar</text:p>
          </table:table-cell>
          <table:table-cell office:value-type="string">
            <text:p>HW RTL</text:p>
          </table:table-cell>
          <table:table-cell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Andy</text:p>
          </table:table-cell>
          <table:table-cell office:value-type="string">
            <text:p>HW RTL</text:p>
          </table:table-cell>
          <table:table-cell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office:value-type="string">
            <text:p>antolinagatep@gmail.com</text:p>
          </table:table-cell>
          <table:table-cell table:style-name="ce3" office:value-type="string">
            <text:p>antolin.agatep</text:p>
          </table:table-cell>
          <table:table-cell table:style-name="ce3" office:value-type="string">
            <text:p>antolin</text:p>
          </table:table-cell>
          <table:table-cell office:value-type="string">
            <text:p>US</text:p>
          </table:table-cell>
          <table:table-cell office:value-type="string">
            <text:p>PST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Apurv</text:p>
          </table:table-cell>
          <table:table-cell office:value-type="string">
            <text:p>HW RTL</text:p>
          </table:table-cell>
          <table:table-cell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2">
          <table:table-cell office:value-type="string">
            <text:p>Bhavik</text:p>
          </table:table-cell>
          <table:table-cell office:value-type="string">
            <text:p>HW RTL/Verification</text:p>
          </table:table-cell>
          <table:table-cell office:value-type="string">
            <text:p>bhavikthakar@gmail.com</text:p>
          </table:table-cell>
          <table:table-cell table:style-name="ce4" office:value-type="string">
            <text:p>bhavikhthakar</text:p>
          </table:table-cell>
          <table:table-cell office:value-type="string">
            <text:p>openIP_bhavik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office:value-type="string">
            <text:p>Botond</text:p>
          </table:table-cell>
          <table:table-cell office:value-type="string">
            <text:p>HW RTL</text:p>
          </table:table-cell>
          <table:table-cell office:value-type="string">
            <text:p>Botond.Kirei@bel.utcluj.ro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Romania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leb</text:p>
          </table:table-cell>
          <table:table-cell table:style-name="ce5" office:value-type="string">
            <text:p>SW, HW Verification</text:p>
          </table:table-cell>
          <table:table-cell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hander</text:p>
          </table:table-cell>
          <table:table-cell table:style-name="ce5" office:value-type="string">
            <text:p>SW, HW RTL</text:p>
          </table:table-cell>
          <table:table-cell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office:value-type="string">
            <text:p>USA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Guru</text:p>
          </table:table-cell>
          <table:table-cell office:value-type="string">
            <text:p>SW, HW RTL</text:p>
          </table:table-cell>
          <table:table-cell office:value-type="string">
            <text:p>gurushunkara@gmail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office:value-type="string">
            <text:p>Krister</text:p>
          </table:table-cell>
          <table:table-cell office:value-type="string">
            <text:p>HW RTL, OR1200</text:p>
          </table:table-cell>
          <table:table-cell office:value-type="string">
            <text:p>krister@orsoc.se</text:p>
          </table:table-cell>
          <table:table-cell table:style-name="ce3" office:value-type="string">
            <text:p>krillobit</text:p>
          </table:table-cell>
          <table:table-cell table:style-name="ce3" office:value-type="string">
            <text:p>krillobit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rcus</text:p>
          </table:table-cell>
          <table:table-cell office:value-type="string">
            <text:p>HW RTL, OR1200</text:p>
          </table:table-cell>
          <table:table-cell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heng</text:p>
          </table:table-cell>
          <table:table-cell table:style-name="ce5" office:value-type="string">
            <text:p>SW, HW RTL</text:p>
          </table:table-cell>
          <table:table-cell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omas</text:p>
          </table:table-cell>
          <table:table-cell office:value-type="string">
            <text:p>HW RTL</text:p>
          </table:table-cell>
          <table:table-cell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ndy</text:p>
          </table:table-cell>
          <table:table-cell table:style-name="ce5" office:value-type="string">
            <text:p>SW, HW Verification</text:p>
          </table:table-cell>
          <table:table-cell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number-columns-repeated="1017"/>
        </table:table-row>
        <table:table-row table:style-name="ro1">
          <table:table-cell office:value-type="string">
            <text:p>Wuhao</text:p>
          </table:table-cell>
          <table:table-cell office:value-type="string">
            <text:p>HW Verification</text:p>
          </table:table-cell>
          <table:table-cell office:value-type="string">
            <text:p>lulalu2005@hotmail.com</text:p>
          </table:table-cell>
          <table:table-cell table:style-name="ce3" office:value-type="string">
            <text:p>newfish</text:p>
          </table:table-cell>
          <table:table-cell table:style-name="ce3" office:value-type="string">
            <text:p>newfish00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Yevgeny</text:p>
          </table:table-cell>
          <table:table-cell table:style-name="ce5" office:value-type="string">
            <text:p>SW, HW RTL</text:p>
          </table:table-cell>
          <table:table-cell office:value-type="string">
            <text:p>alianov@gmail.com</text:p>
          </table:table-cell>
          <table:table-cell table:style-name="ce3" office:value-type="string">
            <text:p>alianov</text:p>
          </table:table-cell>
          <table:table-cell table:style-name="ce3" office:value-type="string">
            <text:p>kogeliager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office:value-type="string">
            <text:p><text:s/>= initial SW te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These engineers responded and wanted to join, but I have not received the additional info from them. Will contact them again.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LiuRobin &lt;robinliuy@hot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G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08/24/2009</text:date>, <text:time>10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4T10:31:39</dc:date>
    <dc:creator>Marcus Erlandsson</dc:creator>
    <meta:editing-duration>PT03H20M45S</meta:editing-duration>
    <meta:editing-cycles>16</meta:editing-cycles>
    <meta:generator>OpenOffice.org/3.0$Linux OpenOffice.org_project/300m15$Build-9379</meta:generator>
    <meta:document-statistic meta:table-count="3" meta:cell-count="217" meta:object-count="0"/>
    <meta:user-defined meta:name="Info 1"/>
    <meta:user-defined meta:name="Info 2"/>
    <meta:user-defined meta:name="Info 3"/>
    <meta:user-defined meta:name="Info 4"/>
  </office:meta>
</office:document-meta>
</file>